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Model">
            <text:p>Model</text:p>
          </table:table-cell>
          <table:table-cell table:style-name="pd1" office:value-type="string" office:value="Video">
            <text:p>Video</text:p>
          </table:table-cell>
          <table:table-cell table:style-name="pd1" office:value-type="string" office:value="Plate">
            <text:p>Plate</text:p>
          </table:table-cell>
          <table:table-cell table:style-name="pd1" office:value-type="string" office:value="Init_frame">
            <text:p>Init_frame</text:p>
          </table:table-cell>
          <table:table-cell table:style-name="pd1" office:value-type="string" office:value="End_frame">
            <text:p>End_frame</text:p>
          </table:table-cell>
          <table:table-cell table:style-name="pd1" office:value-type="string" office:value="Detected">
            <text:p>Detected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a109e_takeoff">
            <text:p>a109e_takeoff</text:p>
          </table:table-cell>
          <table:table-cell office:value-type="string" office:value="JA6801">
            <text:p>JA680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augusta_a109">
            <text:p>augusta_a109</text:p>
          </table:table-cell>
          <table:table-cell office:value-type="string" office:value="D-HAVN">
            <text:p>D-HAV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aw109sp">
            <text:p>aw109sp</text:p>
          </table:table-cell>
          <table:table-cell office:value-type="string" office:value="S2-AJP">
            <text:p>S2-AJP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corporate">
            <text:p>corporate</text:p>
          </table:table-cell>
          <table:table-cell office:value-type="string" office:value="N433AK">
            <text:p>N433AK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crashed">
            <text:p>crashed</text:p>
          </table:table-cell>
          <table:table-cell office:value-type="string" office:value="N109EX">
            <text:p>N109EX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decolagens">
            <text:p>decolagens</text:p>
          </table:table-cell>
          <table:table-cell office:value-type="string" office:value="PP-JMA">
            <text:p>PP-JMA</text:p>
          </table:table-cell>
          <table:table-cell office:value-type="float" office:value="0.0">
            <text:p/>
          </table:table-cell>
          <table:table-cell office:value-type="float" office:value="16.0">
            <text:p>16.0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decolagens">
            <text:p>decolagens</text:p>
          </table:table-cell>
          <table:table-cell office:value-type="string" office:value="PP-MMC">
            <text:p>PP-MMC</text:p>
          </table:table-cell>
          <table:table-cell office:value-type="float" office:value="16.0">
            <text:p>16.0</text:p>
          </table:table-cell>
          <table:table-cell office:value-type="float" office:value="23.0">
            <text:p>23.0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decolagens">
            <text:p>decolagens</text:p>
          </table:table-cell>
          <table:table-cell office:value-type="string" office:value="PT-YKK">
            <text:p>PT-YKK</text:p>
          </table:table-cell>
          <table:table-cell office:value-type="float" office:value="36.0">
            <text:p>36.0</text:p>
          </table:table-cell>
          <table:table-cell office:value-type="float" office:value="79.0">
            <text:p>79.0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decolagens">
            <text:p>decolagens</text:p>
          </table:table-cell>
          <table:table-cell office:value-type="string" office:value="PR-OHM">
            <text:p>PR-OHM</text:p>
          </table:table-cell>
          <table:table-cell office:value-type="float" office:value="84.0">
            <text:p>84.0</text:p>
          </table:table-cell>
          <table:table-cell office:value-type="float" office:value="95.0">
            <text:p>95.0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helicopter_landing">
            <text:p>helicopter_landing</text:p>
          </table:table-cell>
          <table:table-cell office:value-type="string" office:value="G-RXTV">
            <text:p>G-RXTV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incredible">
            <text:p>incredible</text:p>
          </table:table-cell>
          <table:table-cell office:value-type="string" office:value="G-FUFU">
            <text:p>G-FUFU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power">
            <text:p>power</text:p>
          </table:table-cell>
          <table:table-cell office:value-type="string" office:value="OM-TTV">
            <text:p>OM-TTV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power_elite">
            <text:p>power_elite</text:p>
          </table:table-cell>
          <table:table-cell office:value-type="string" office:value="D-HARI">
            <text:p>D-HARI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private">
            <text:p>private</text:p>
          </table:table-cell>
          <table:table-cell office:value-type="string" office:value="G-FRZN">
            <text:p>G-FRZ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rnzaf">
            <text:p>rnzaf</text:p>
          </table:table-cell>
          <table:table-cell office:value-type="string" office:value="NZ3402">
            <text:p>NZ3402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109">
            <text:p>a109</text:p>
          </table:table-cell>
          <table:table-cell office:value-type="string" office:value="training">
            <text:p>training</text:p>
          </table:table-cell>
          <table:table-cell office:value-type="string" office:value="I-AWTC">
            <text:p>I-AWTC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19">
            <text:p>a119</text:p>
          </table:table-cell>
          <table:table-cell office:value-type="string" office:value="augusta_leonardo">
            <text:p>augusta_leonardo</text:p>
          </table:table-cell>
          <table:table-cell office:value-type="string" office:value="N119LW">
            <text:p>N119LW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119">
            <text:p>a119</text:p>
          </table:table-cell>
          <table:table-cell office:value-type="string" office:value="augustawestland">
            <text:p>augustawestland</text:p>
          </table:table-cell>
          <table:table-cell office:value-type="string" office:value="ZS-HMF">
            <text:p>ZS-HMF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19">
            <text:p>a119</text:p>
          </table:table-cell>
          <table:table-cell office:value-type="string" office:value="egcb">
            <text:p>egcb</text:p>
          </table:table-cell>
          <table:table-cell office:value-type="string" office:value="N119SX">
            <text:p>N119SX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119">
            <text:p>a119</text:p>
          </table:table-cell>
          <table:table-cell office:value-type="string" office:value="helicopter">
            <text:p>helicopter</text:p>
          </table:table-cell>
          <table:table-cell office:value-type="string" office:value="N318PD">
            <text:p>N318PD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119">
            <text:p>a119</text:p>
          </table:table-cell>
          <table:table-cell office:value-type="string" office:value="koala_engine">
            <text:p>koala_engine</text:p>
          </table:table-cell>
          <table:table-cell office:value-type="string" office:value="I-ELOP">
            <text:p>I-ELOP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119">
            <text:p>a119</text:p>
          </table:table-cell>
          <table:table-cell office:value-type="string" office:value="yt1s">
            <text:p>yt1s</text:p>
          </table:table-cell>
          <table:table-cell office:value-type="string" office:value="HA-PMK">
            <text:p>HA-PMK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american">
            <text:p>american</text:p>
          </table:table-cell>
          <table:table-cell office:value-type="string" office:value="N531B">
            <text:p>N531B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astar">
            <text:p>astar</text:p>
          </table:table-cell>
          <table:table-cell office:value-type="string" office:value="C-GVIN">
            <text:p>C-GVIN</text:p>
          </table:table-cell>
          <table:table-cell office:value-type="float" office:value="21.0">
            <text:p>21.0</text:p>
          </table:table-cell>
          <table:table-cell office:value-type="float" office:value="33.0">
            <text:p>33.0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astar">
            <text:p>astar</text:p>
          </table:table-cell>
          <table:table-cell office:value-type="string" office:value="C-GYGK">
            <text:p>C-GYGK</text:p>
          </table:table-cell>
          <table:table-cell office:value-type="float" office:value="34.0">
            <text:p>34.0</text:p>
          </table:table-cell>
          <table:table-cell office:value-type="float" office:value="76.0">
            <text:p>76.0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astar">
            <text:p>astar</text:p>
          </table:table-cell>
          <table:table-cell office:value-type="string" office:value="C-GVIN">
            <text:p>C-GVIN</text:p>
          </table:table-cell>
          <table:table-cell office:value-type="float" office:value="77.0">
            <text:p>77.0</text:p>
          </table:table-cell>
          <table:table-cell office:value-type="float" office:value="84.0">
            <text:p>84.0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astar">
            <text:p>astar</text:p>
          </table:table-cell>
          <table:table-cell office:value-type="string" office:value="C-GYGK">
            <text:p>C-GYGK</text:p>
          </table:table-cell>
          <table:table-cell office:value-type="float" office:value="101.0">
            <text:p>101.0</text:p>
          </table:table-cell>
          <table:table-cell office:value-type="float" office:value="173.0">
            <text:p>173.0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astar">
            <text:p>astar</text:p>
          </table:table-cell>
          <table:table-cell office:value-type="string" office:value="C-GVIN">
            <text:p>C-GVIN</text:p>
          </table:table-cell>
          <table:table-cell office:value-type="float" office:value="163.0">
            <text:p>163.0</text:p>
          </table:table-cell>
          <table:table-cell office:value-type="float" office:value="170.0">
            <text:p>170.0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astar">
            <text:p>astar</text:p>
          </table:table-cell>
          <table:table-cell office:value-type="string" office:value="C-GKGK">
            <text:p>C-GKGK</text:p>
          </table:table-cell>
          <table:table-cell office:value-type="float" office:value="171.0">
            <text:p>171.0</text:p>
          </table:table-cell>
          <table:table-cell office:value-type="float" office:value="195.0">
            <text:p>195.0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astar">
            <text:p>astar</text:p>
          </table:table-cell>
          <table:table-cell office:value-type="string" office:value="C-GYGK">
            <text:p>C-GYGK</text:p>
          </table:table-cell>
          <table:table-cell office:value-type="float" office:value="196.0">
            <text:p>196.0</text:p>
          </table:table-cell>
          <table:table-cell office:value-type="float" office:value="196.0">
            <text:p>196.0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astar">
            <text:p>astar</text:p>
          </table:table-cell>
          <table:table-cell office:value-type="string" office:value="C-GVIN">
            <text:p>C-GVIN</text:p>
          </table:table-cell>
          <table:table-cell office:value-type="float" office:value="197.0">
            <text:p>197.0</text:p>
          </table:table-cell>
          <table:table-cell office:value-type="float" office:value="198.0">
            <text:p>198.0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fox">
            <text:p>fox</text:p>
          </table:table-cell>
          <table:table-cell office:value-type="string" office:value="N211FN">
            <text:p>N211F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0">
            <text:p>as350</text:p>
          </table:table-cell>
          <table:table-cell office:value-type="string" office:value="ktla">
            <text:p>ktla</text:p>
          </table:table-cell>
          <table:table-cell office:value-type="string" office:value="N925TV">
            <text:p>N925TV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5n">
            <text:p>as355n</text:p>
          </table:table-cell>
          <table:table-cell office:value-type="string" office:value="aerospatiale">
            <text:p>aerospatiale</text:p>
          </table:table-cell>
          <table:table-cell office:value-type="string" office:value="HA-HBS">
            <text:p>HA-HB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5n">
            <text:p>as355n</text:p>
          </table:table-cell>
          <table:table-cell office:value-type="string" office:value="aterratge">
            <text:p>aterratge</text:p>
          </table:table-cell>
          <table:table-cell office:value-type="string" office:value="EC-KAF">
            <text:p>EC-KAF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5n">
            <text:p>as355n</text:p>
          </table:table-cell>
          <table:table-cell office:value-type="string" office:value="budaors">
            <text:p>budaors</text:p>
          </table:table-cell>
          <table:table-cell office:value-type="string" office:value="HA-HBY">
            <text:p>HA-HBY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5n">
            <text:p>as355n</text:p>
          </table:table-cell>
          <table:table-cell office:value-type="string" office:value="dynamic">
            <text:p>dynamic</text:p>
          </table:table-cell>
          <table:table-cell office:value-type="string" office:value="OK-DSN">
            <text:p>OK-DS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5n">
            <text:p>as355n</text:p>
          </table:table-cell>
          <table:table-cell office:value-type="string" office:value="flymenow">
            <text:p>flymenow</text:p>
          </table:table-cell>
          <table:table-cell office:value-type="string" office:value="G-BYZA">
            <text:p>G-BYZ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5n">
            <text:p>as355n</text:p>
          </table:table-cell>
          <table:table-cell office:value-type="string" office:value="helicopter_engine">
            <text:p>helicopter_engine</text:p>
          </table:table-cell>
          <table:table-cell office:value-type="string" office:value="N253WC">
            <text:p>N253WC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5n">
            <text:p>as355n</text:p>
          </table:table-cell>
          <table:table-cell office:value-type="string" office:value="helifirst">
            <text:p>helifirst</text:p>
          </table:table-cell>
          <table:table-cell office:value-type="string" office:value="F-GMBL">
            <text:p>F-GMB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s355n">
            <text:p>as355n</text:p>
          </table:table-cell>
          <table:table-cell office:value-type="string" office:value="mossos">
            <text:p>mossos</text:p>
          </table:table-cell>
          <table:table-cell office:value-type="string" office:value="EC-LHE">
            <text:p>EC-LH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w139">
            <text:p>aw139</text:p>
          </table:table-cell>
          <table:table-cell office:value-type="string" office:value="american">
            <text:p>american</text:p>
          </table:table-cell>
          <table:table-cell office:value-type="string" office:value="N388MD">
            <text:p>N388MD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aw139">
            <text:p>aw139</text:p>
          </table:table-cell>
          <table:table-cell office:value-type="string" office:value="bern">
            <text:p>bern</text:p>
          </table:table-cell>
          <table:table-cell office:value-type="string" office:value="N818LS">
            <text:p>N818L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w139">
            <text:p>aw139</text:p>
          </table:table-cell>
          <table:table-cell office:value-type="string" office:value="leonardo">
            <text:p>leonardo</text:p>
          </table:table-cell>
          <table:table-cell office:value-type="string" office:value="JA777R">
            <text:p>JA777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w139">
            <text:p>aw139</text:p>
          </table:table-cell>
          <table:table-cell office:value-type="string" office:value="london">
            <text:p>london</text:p>
          </table:table-cell>
          <table:table-cell office:value-type="string" office:value="G-DVIO">
            <text:p>G-DVI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aw139">
            <text:p>aw139</text:p>
          </table:table-cell>
          <table:table-cell office:value-type="string" office:value="luxurious">
            <text:p>luxurious</text:p>
          </table:table-cell>
          <table:table-cell office:value-type="string" office:value="F-HSBP">
            <text:p>F-HSBP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47g">
            <text:p>b47g</text:p>
          </table:table-cell>
          <table:table-cell office:value-type="string" office:value="little">
            <text:p>little</text:p>
          </table:table-cell>
          <table:table-cell office:value-type="string" office:value="C-GPCD">
            <text:p>C-GPCD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47g">
            <text:p>b47g</text:p>
          </table:table-cell>
          <table:table-cell office:value-type="string" office:value="mainz">
            <text:p>mainz</text:p>
          </table:table-cell>
          <table:table-cell office:value-type="string" office:value="D-HHLL">
            <text:p>D-HHL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47g">
            <text:p>b47g</text:p>
          </table:table-cell>
          <table:table-cell office:value-type="string" office:value="sioux">
            <text:p>sioux</text:p>
          </table:table-cell>
          <table:table-cell office:value-type="string" office:value="G-MASH">
            <text:p>G-MAS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47g">
            <text:p>b47g</text:p>
          </table:table-cell>
          <table:table-cell office:value-type="string" office:value="special">
            <text:p>special</text:p>
          </table:table-cell>
          <table:table-cell office:value-type="string" office:value="D-HWAL">
            <text:p>D-HW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47g">
            <text:p>b47g</text:p>
          </table:table-cell>
          <table:table-cell office:value-type="string" office:value="switzerland">
            <text:p>switzerland</text:p>
          </table:table-cell>
          <table:table-cell office:value-type="string" office:value="HB-XHB">
            <text:p>HB-XHB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206">
            <text:p>b206</text:p>
          </table:table-cell>
          <table:table-cell office:value-type="string" office:value="helicopter_takeoff">
            <text:p>helicopter_takeoff</text:p>
          </table:table-cell>
          <table:table-cell office:value-type="string" office:value="G-BYBI">
            <text:p>G-BYBI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206">
            <text:p>b206</text:p>
          </table:table-cell>
          <table:table-cell office:value-type="string" office:value="instagram">
            <text:p>instagram</text:p>
          </table:table-cell>
          <table:table-cell office:value-type="string" office:value="HA-FLY">
            <text:p>HA-FLY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206">
            <text:p>b206</text:p>
          </table:table-cell>
          <table:table-cell office:value-type="string" office:value="jetranger_landing">
            <text:p>jetranger_landing</text:p>
          </table:table-cell>
          <table:table-cell office:value-type="string" office:value="N828HA">
            <text:p>N828H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206">
            <text:p>b206</text:p>
          </table:table-cell>
          <table:table-cell office:value-type="string" office:value="jetranger_start">
            <text:p>jetranger_start</text:p>
          </table:table-cell>
          <table:table-cell office:value-type="string" office:value="N82F">
            <text:p>N82F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206">
            <text:p>b206</text:p>
          </table:table-cell>
          <table:table-cell office:value-type="string" office:value="pasadena">
            <text:p>pasadena</text:p>
          </table:table-cell>
          <table:table-cell office:value-type="string" office:value="N8NF">
            <text:p>N8NF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206">
            <text:p>b206</text:p>
          </table:table-cell>
          <table:table-cell office:value-type="string" office:value="stow">
            <text:p>stow</text:p>
          </table:table-cell>
          <table:table-cell office:value-type="string" office:value="G-LONE">
            <text:p>G-LO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212">
            <text:p>b212</text:p>
          </table:table-cell>
          <table:table-cell office:value-type="string" office:value="212_engine">
            <text:p>212_engine</text:p>
          </table:table-cell>
          <table:table-cell office:value-type="string" office:value="C-FJUT">
            <text:p>C-FJU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212">
            <text:p>b212</text:p>
          </table:table-cell>
          <table:table-cell office:value-type="string" office:value="approach">
            <text:p>approach</text:p>
          </table:table-cell>
          <table:table-cell office:value-type="string" office:value="C-FNPG">
            <text:p>C-FNPG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b212">
            <text:p>b212</text:p>
          </table:table-cell>
          <table:table-cell office:value-type="string" office:value="awesome">
            <text:p>awesome</text:p>
          </table:table-cell>
          <table:table-cell office:value-type="string" office:value="C-FETK">
            <text:p>C-FETK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212">
            <text:p>b212</text:p>
          </table:table-cell>
          <table:table-cell office:value-type="string" office:value="croatian">
            <text:p>croatian</text:p>
          </table:table-cell>
          <table:table-cell office:value-type="string" office:value="9A-HBM">
            <text:p>9A-HBM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212">
            <text:p>b212</text:p>
          </table:table-cell>
          <table:table-cell office:value-type="string" office:value="fight">
            <text:p>fight</text:p>
          </table:table-cell>
          <table:table-cell office:value-type="string" office:value="N9122Z">
            <text:p>N9122Z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212">
            <text:p>b212</text:p>
          </table:table-cell>
          <table:table-cell office:value-type="string" office:value="helicopter_engine">
            <text:p>helicopter_engine</text:p>
          </table:table-cell>
          <table:table-cell office:value-type="string" office:value="C-GSLH">
            <text:p>C-GSL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212">
            <text:p>b212</text:p>
          </table:table-cell>
          <table:table-cell office:value-type="string" office:value="yt1s">
            <text:p>yt1s</text:p>
          </table:table-cell>
          <table:table-cell office:value-type="string" office:value="OE-XAA">
            <text:p>OE-XA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407">
            <text:p>b407</text:p>
          </table:table-cell>
          <table:table-cell office:value-type="string" office:value="francisco">
            <text:p>francisco</text:p>
          </table:table-cell>
          <table:table-cell office:value-type="string" office:value="N73SF">
            <text:p>N73SF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407">
            <text:p>b407</text:p>
          </table:table-cell>
          <table:table-cell office:value-type="string" office:value="modesto">
            <text:p>modesto</text:p>
          </table:table-cell>
          <table:table-cell office:value-type="string" office:value="N223AM">
            <text:p>N223AM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407">
            <text:p>b407</text:p>
          </table:table-cell>
          <table:table-cell office:value-type="string" office:value="review">
            <text:p>review</text:p>
          </table:table-cell>
          <table:table-cell office:value-type="string" office:value="N48ZA">
            <text:p>N48Z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407">
            <text:p>b407</text:p>
          </table:table-cell>
          <table:table-cell office:value-type="string" office:value="skylife">
            <text:p>skylife</text:p>
          </table:table-cell>
          <table:table-cell office:value-type="string" office:value="N445SL">
            <text:p>N445S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407">
            <text:p>b407</text:p>
          </table:table-cell>
          <table:table-cell office:value-type="string" office:value="take">
            <text:p>take</text:p>
          </table:table-cell>
          <table:table-cell office:value-type="string" office:value="N76PR">
            <text:p>N76P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412">
            <text:p>b412</text:p>
          </table:table-cell>
          <table:table-cell office:value-type="string" office:value="australian">
            <text:p>australian</text:p>
          </table:table-cell>
          <table:table-cell office:value-type="string" office:value="VH-VAU">
            <text:p>VH-VAU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412">
            <text:p>b412</text:p>
          </table:table-cell>
          <table:table-cell office:value-type="string" office:value="rescue">
            <text:p>rescue</text:p>
          </table:table-cell>
          <table:table-cell office:value-type="string" office:value="EC-JIM">
            <text:p>EC-JIM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o105">
            <text:p>bo105</text:p>
          </table:table-cell>
          <table:table-cell office:value-type="string" office:value="105_bolkow">
            <text:p>105_bolkow</text:p>
          </table:table-cell>
          <table:table-cell office:value-type="string" office:value="D-HNWE">
            <text:p>D-HNW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o105">
            <text:p>bo105</text:p>
          </table:table-cell>
          <table:table-cell office:value-type="string" office:value="cockpit">
            <text:p>cockpit</text:p>
          </table:table-cell>
          <table:table-cell office:value-type="string" office:value="N154EH">
            <text:p>N154E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o105">
            <text:p>bo105</text:p>
          </table:table-cell>
          <table:table-cell office:value-type="string" office:value="exhibicion">
            <text:p>exhibicion</text:p>
          </table:table-cell>
          <table:table-cell office:value-type="string" office:value="EM-0923">
            <text:p>EM-092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bo105">
            <text:p>bo105</text:p>
          </table:table-cell>
          <table:table-cell office:value-type="string" office:value="full">
            <text:p>full</text:p>
          </table:table-cell>
          <table:table-cell office:value-type="string" office:value="D-HDFU">
            <text:p>D-HDFU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bo105">
            <text:p>bo105</text:p>
          </table:table-cell>
          <table:table-cell office:value-type="string" office:value="worlds">
            <text:p>worlds</text:p>
          </table:table-cell>
          <table:table-cell office:value-type="string" office:value="N787RC">
            <text:p>N787RC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ch7">
            <text:p>ch7</text:p>
          </table:table-cell>
          <table:table-cell office:value-type="string" office:value="kompress">
            <text:p>kompress</text:p>
          </table:table-cell>
          <table:table-cell office:value-type="string" office:value="OK-PHA">
            <text:p>OK-PH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ch7">
            <text:p>ch7</text:p>
          </table:table-cell>
          <table:table-cell office:value-type="string" office:value="landing">
            <text:p>landing</text:p>
          </table:table-cell>
          <table:table-cell office:value-type="string" office:value="HB-YNB">
            <text:p>HB-YNB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arrives">
            <text:p>arrives</text:p>
          </table:table-cell>
          <table:table-cell office:value-type="string" office:value="HA-EUR">
            <text:p>HA-EU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comings">
            <text:p>comings</text:p>
          </table:table-cell>
          <table:table-cell office:value-type="string" office:value="ZS-RZU">
            <text:p>ZS-RZU</text:p>
          </table:table-cell>
          <table:table-cell office:value-type="float" office:value="25.0">
            <text:p>25.0</text:p>
          </table:table-cell>
          <table:table-cell office:value-type="float" office:value="45.0">
            <text:p>45.0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comings">
            <text:p>comings</text:p>
          </table:table-cell>
          <table:table-cell office:value-type="string" office:value="ZT-RXX">
            <text:p>ZT-RXX</text:p>
          </table:table-cell>
          <table:table-cell office:value-type="float" office:value="52.0">
            <text:p>52.0</text:p>
          </table:table-cell>
          <table:table-cell office:value-type="float" office:value="54.0">
            <text:p>54.0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comings">
            <text:p>comings</text:p>
          </table:table-cell>
          <table:table-cell office:value-type="string" office:value="ZS-RZU">
            <text:p>ZS-RZU</text:p>
          </table:table-cell>
          <table:table-cell office:value-type="float" office:value="59.0">
            <text:p>59.0</text:p>
          </table:table-cell>
          <table:table-cell office:value-type="float" office:value="70.0">
            <text:p>70.0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demo">
            <text:p>demo</text:p>
          </table:table-cell>
          <table:table-cell office:value-type="string" office:value="HA-EUR">
            <text:p>HA-EU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gdmem">
            <text:p>gdmem</text:p>
          </table:table-cell>
          <table:table-cell office:value-type="string" office:value="G-DMEM">
            <text:p>G-DMEM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kiev">
            <text:p>kiev</text:p>
          </table:table-cell>
          <table:table-cell office:value-type="string" office:value="UR-CPI">
            <text:p>UR-CPI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landing">
            <text:p>landing</text:p>
          </table:table-cell>
          <table:table-cell office:value-type="string" office:value="C-FSHR">
            <text:p>C-FSH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startup">
            <text:p>startup</text:p>
          </table:table-cell>
          <table:table-cell office:value-type="string" office:value="N383ED">
            <text:p>N383ED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takeoff">
            <text:p>takeoff</text:p>
          </table:table-cell>
          <table:table-cell office:value-type="string" office:value="OE-XST">
            <text:p>OE-XST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20">
            <text:p>ec120</text:p>
          </table:table-cell>
          <table:table-cell office:value-type="string" office:value="vancouver">
            <text:p>vancouver</text:p>
          </table:table-cell>
          <table:table-cell office:value-type="string" office:value="C-GKWN">
            <text:p>C-GKWN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30">
            <text:p>ec130</text:p>
          </table:table-cell>
          <table:table-cell office:value-type="string" office:value="airbus">
            <text:p>airbus</text:p>
          </table:table-cell>
          <table:table-cell office:value-type="string" office:value="F-WGYP">
            <text:p>F-WGYP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30">
            <text:p>ec130</text:p>
          </table:table-cell>
          <table:table-cell office:value-type="string" office:value="awesome">
            <text:p>awesome</text:p>
          </table:table-cell>
          <table:table-cell office:value-type="string" office:value="VH-IXX">
            <text:p>VH-IXX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30">
            <text:p>ec130</text:p>
          </table:table-cell>
          <table:table-cell office:value-type="string" office:value="close">
            <text:p>close</text:p>
          </table:table-cell>
          <table:table-cell office:value-type="string" office:value="FMP">
            <text:p>FMP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ec130">
            <text:p>ec130</text:p>
          </table:table-cell>
          <table:table-cell office:value-type="string" office:value="landings">
            <text:p>landings</text:p>
          </table:table-cell>
          <table:table-cell office:value-type="string" office:value="LY-HTB">
            <text:p>LY-HTB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30">
            <text:p>ec130</text:p>
          </table:table-cell>
          <table:table-cell office:value-type="string" office:value="takeoff">
            <text:p>takeoff</text:p>
          </table:table-cell>
          <table:table-cell office:value-type="string" office:value="EC-MTG">
            <text:p>EC-MTG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30">
            <text:p>ec130</text:p>
          </table:table-cell>
          <table:table-cell office:value-type="string" office:value="taking">
            <text:p>taking</text:p>
          </table:table-cell>
          <table:table-cell office:value-type="string" office:value="N130CS">
            <text:p>N130CS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35">
            <text:p>ec135</text:p>
          </table:table-cell>
          <table:table-cell office:value-type="string" office:value="amazing">
            <text:p>amazing</text:p>
          </table:table-cell>
          <table:table-cell office:value-type="string" office:value="8257">
            <text:p>825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35">
            <text:p>ec135</text:p>
          </table:table-cell>
          <table:table-cell office:value-type="string" office:value="best">
            <text:p>best</text:p>
          </table:table-cell>
          <table:table-cell office:value-type="string" office:value="D-HECB">
            <text:p>D-HECB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35">
            <text:p>ec135</text:p>
          </table:table-cell>
          <table:table-cell office:value-type="string" office:value="engine">
            <text:p>engine</text:p>
          </table:table-cell>
          <table:table-cell office:value-type="string" office:value="OE-XEI">
            <text:p>OE-XEI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35">
            <text:p>ec135</text:p>
          </table:table-cell>
          <table:table-cell office:value-type="string" office:value="life">
            <text:p>life</text:p>
          </table:table-cell>
          <table:table-cell office:value-type="string" office:value="N806LF">
            <text:p>N806LF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35">
            <text:p>ec135</text:p>
          </table:table-cell>
          <table:table-cell office:value-type="string" office:value="nasa">
            <text:p>nasa</text:p>
          </table:table-cell>
          <table:table-cell office:value-type="string" office:value="N435NA">
            <text:p>N435N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c135">
            <text:p>ec135</text:p>
          </table:table-cell>
          <table:table-cell office:value-type="string" office:value="police">
            <text:p>police</text:p>
          </table:table-cell>
          <table:table-cell office:value-type="string" office:value="PH-PXC">
            <text:p>PH-PXC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ec135">
            <text:p>ec135</text:p>
          </table:table-cell>
          <table:table-cell office:value-type="string" office:value="startup">
            <text:p>startup</text:p>
          </table:table-cell>
          <table:table-cell office:value-type="string" office:value="HA-ECA">
            <text:p>HA-ECA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xec">
            <text:p>exec</text:p>
          </table:table-cell>
          <table:table-cell office:value-type="string" office:value="162f">
            <text:p>162f</text:p>
          </table:table-cell>
          <table:table-cell office:value-type="string" office:value="N162BK">
            <text:p>N162BK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xec">
            <text:p>exec</text:p>
          </table:table-cell>
          <table:table-cell office:value-type="string" office:value="r162f">
            <text:p>r162f</text:p>
          </table:table-cell>
          <table:table-cell office:value-type="string" office:value="N1197Y">
            <text:p>N1197Y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exec">
            <text:p>exec</text:p>
          </table:table-cell>
          <table:table-cell office:value-type="string" office:value="turbo">
            <text:p>turbo</text:p>
          </table:table-cell>
          <table:table-cell office:value-type="string" office:value="ZU-LIZ">
            <text:p>ZU-LIZ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h145">
            <text:p>h145</text:p>
          </table:table-cell>
          <table:table-cell office:value-type="string" office:value="adac">
            <text:p>adac</text:p>
          </table:table-cell>
          <table:table-cell office:value-type="string" office:value="D-HYAC">
            <text:p>D-HYAC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h145">
            <text:p>h145</text:p>
          </table:table-cell>
          <table:table-cell office:value-type="string" office:value="demo">
            <text:p>demo</text:p>
          </table:table-cell>
          <table:table-cell office:value-type="string" office:value="D-HADW">
            <text:p>D-HADW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h145">
            <text:p>h145</text:p>
          </table:table-cell>
          <table:table-cell office:value-type="string" office:value="inside">
            <text:p>inside</text:p>
          </table:table-cell>
          <table:table-cell office:value-type="string" office:value="C-FLCI">
            <text:p>C-FLCI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h145">
            <text:p>h145</text:p>
          </table:table-cell>
          <table:table-cell office:value-type="string" office:value="made">
            <text:p>made</text:p>
          </table:table-cell>
          <table:table-cell office:value-type="string" office:value="I-MADE">
            <text:p>I-MAD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ka32">
            <text:p>ka32</text:p>
          </table:table-cell>
          <table:table-cell office:value-type="string" office:value="amazing">
            <text:p>amazing</text:p>
          </table:table-cell>
          <table:table-cell office:value-type="string" office:value="EC-KFZ">
            <text:p>EC-KFZ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ka32">
            <text:p>ka32</text:p>
          </table:table-cell>
          <table:table-cell office:value-type="string" office:value="heavy">
            <text:p>heavy</text:p>
          </table:table-cell>
          <table:table-cell office:value-type="string" office:value="HB-XKE">
            <text:p>HB-XK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ka32">
            <text:p>ka32</text:p>
          </table:table-cell>
          <table:table-cell office:value-type="string" office:value="helicopter">
            <text:p>helicopter</text:p>
          </table:table-cell>
          <table:table-cell office:value-type="string" office:value="C-GURI">
            <text:p>C-GURI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ka32">
            <text:p>ka32</text:p>
          </table:table-cell>
          <table:table-cell office:value-type="string" office:value="heliswiss">
            <text:p>heliswiss</text:p>
          </table:table-cell>
          <table:table-cell office:value-type="string" office:value="HB-XKE">
            <text:p>HB-XK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ka32">
            <text:p>ka32</text:p>
          </table:table-cell>
          <table:table-cell office:value-type="string" office:value="korea">
            <text:p>korea</text:p>
          </table:table-cell>
          <table:table-cell office:value-type="string" office:value="HL9481">
            <text:p>HL9481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ka32">
            <text:p>ka32</text:p>
          </table:table-cell>
          <table:table-cell office:value-type="string" office:value="landing">
            <text:p>landing</text:p>
          </table:table-cell>
          <table:table-cell office:value-type="string" office:value="D-FMKV">
            <text:p>D-FMKV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ka32">
            <text:p>ka32</text:p>
          </table:table-cell>
          <table:table-cell office:value-type="string" office:value="russian">
            <text:p>russian</text:p>
          </table:table-cell>
          <table:table-cell office:value-type="string" office:value="C-FIGR">
            <text:p>C-FIGR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r22">
            <text:p>r22</text:p>
          </table:table-cell>
          <table:table-cell office:value-type="string" office:value="ehs">
            <text:p>ehs</text:p>
          </table:table-cell>
          <table:table-cell office:value-type="string" office:value="OK-MAY">
            <text:p>OK-MAY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r22">
            <text:p>r22</text:p>
          </table:table-cell>
          <table:table-cell office:value-type="string" office:value="r22">
            <text:p>r22</text:p>
          </table:table-cell>
          <table:table-cell office:value-type="string" office:value="N2633B">
            <text:p>N2633B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r22">
            <text:p>r22</text:p>
          </table:table-cell>
          <table:table-cell office:value-type="string" office:value="robinson">
            <text:p>robinson</text:p>
          </table:table-cell>
          <table:table-cell office:value-type="string" office:value="I-C904">
            <text:p>I-C90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r44">
            <text:p>r44</text:p>
          </table:table-cell>
          <table:table-cell office:value-type="string" office:value="first">
            <text:p>first</text:p>
          </table:table-cell>
          <table:table-cell office:value-type="string" office:value="PH-HGB">
            <text:p>PH-HGB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r44">
            <text:p>r44</text:p>
          </table:table-cell>
          <table:table-cell office:value-type="string" office:value="raven">
            <text:p>raven</text:p>
          </table:table-cell>
          <table:table-cell office:value-type="string" office:value="N921JA">
            <text:p>N921JA</text:p>
          </table:table-cell>
          <table:table-cell office:value-type="float" office:value="0.0">
            <text:p/>
          </table:table-cell>
          <table:table-cell office:value-type="float" office:value="32.0">
            <text:p>32.0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r44">
            <text:p>r44</text:p>
          </table:table-cell>
          <table:table-cell office:value-type="string" office:value="raven">
            <text:p>raven</text:p>
          </table:table-cell>
          <table:table-cell office:value-type="string" office:value="N277PD">
            <text:p>N277PD</text:p>
          </table:table-cell>
          <table:table-cell office:value-type="float" office:value="54.0">
            <text:p>54.0</text:p>
          </table:table-cell>
          <table:table-cell office:value-type="float" office:value="54.0">
            <text:p>54.0</text:p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r44">
            <text:p>r44</text:p>
          </table:table-cell>
          <table:table-cell office:value-type="string" office:value="raven">
            <text:p>raven</text:p>
          </table:table-cell>
          <table:table-cell office:value-type="string" office:value="N921JA">
            <text:p>N921JA</text:p>
          </table:table-cell>
          <table:table-cell office:value-type="float" office:value="55.0">
            <text:p>55.0</text:p>
          </table:table-cell>
          <table:table-cell office:value-type="float" office:value="147.0">
            <text:p>147.0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r44">
            <text:p>r44</text:p>
          </table:table-cell>
          <table:table-cell office:value-type="string" office:value="robinson">
            <text:p>robinson</text:p>
          </table:table-cell>
          <table:table-cell office:value-type="string" office:value="N234NL">
            <text:p>N234N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r44">
            <text:p>r44</text:p>
          </table:table-cell>
          <table:table-cell office:value-type="string" office:value="teuge">
            <text:p>teuge</text:p>
          </table:table-cell>
          <table:table-cell office:value-type="string" office:value="PH-ANK">
            <text:p>PH-ANK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  <table:table-row>
          <table:table-cell office:value-type="string" office:value="r44">
            <text:p>r44</text:p>
          </table:table-cell>
          <table:table-cell office:value-type="string" office:value="the">
            <text:p>the</text:p>
          </table:table-cell>
          <table:table-cell office:value-type="string" office:value="N3166D">
            <text:p>N3166D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r44">
            <text:p>r44</text:p>
          </table:table-cell>
          <table:table-cell office:value-type="string" office:value="wobbly">
            <text:p>wobbly</text:p>
          </table:table-cell>
          <table:table-cell office:value-type="string" office:value="F-GLOU">
            <text:p>F-GLOU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r44">
            <text:p>r44</text:p>
          </table:table-cell>
          <table:table-cell office:value-type="string" office:value="yt1s">
            <text:p>yt1s</text:p>
          </table:table-cell>
          <table:table-cell office:value-type="string" office:value="RA-06227">
            <text:p>RA-06227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uh1">
            <text:p>uh1</text:p>
          </table:table-cell>
          <table:table-cell office:value-type="string" office:value="epic">
            <text:p>epic</text:p>
          </table:table-cell>
          <table:table-cell office:value-type="string" office:value="ZU-ELP">
            <text:p>ZU-ELP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uh1">
            <text:p>uh1</text:p>
          </table:table-cell>
          <table:table-cell office:value-type="string" office:value="huey">
            <text:p>huey</text:p>
          </table:table-cell>
          <table:table-cell office:value-type="string" office:value="VH-ONZ">
            <text:p>VH-ONZ</text:p>
          </table:table-cell>
          <table:table-cell office:value-type="float" office:value="0.0">
            <text:p/>
          </table:table-cell>
          <table:table-cell office:value-type="float" office:value="23.0">
            <text:p>23.0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uh1">
            <text:p>uh1</text:p>
          </table:table-cell>
          <table:table-cell office:value-type="string" office:value="huey">
            <text:p>huey</text:p>
          </table:table-cell>
          <table:table-cell office:value-type="string" office:value="VH-UYH">
            <text:p>VH-UYH</text:p>
          </table:table-cell>
          <table:table-cell office:value-type="float" office:value="24.0">
            <text:p>24.0</text:p>
          </table:table-cell>
          <table:table-cell office:value-type="float" office:value="25.0">
            <text:p>25.0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uh1">
            <text:p>uh1</text:p>
          </table:table-cell>
          <table:table-cell office:value-type="string" office:value="huey">
            <text:p>huey</text:p>
          </table:table-cell>
          <table:table-cell office:value-type="string" office:value="VH-ONZ">
            <text:p>VH-ONZ</text:p>
          </table:table-cell>
          <table:table-cell office:value-type="float" office:value="27.0">
            <text:p>27.0</text:p>
          </table:table-cell>
          <table:table-cell office:value-type="float" office:value="55.0">
            <text:p>55.0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uh1">
            <text:p>uh1</text:p>
          </table:table-cell>
          <table:table-cell office:value-type="string" office:value="huey">
            <text:p>huey</text:p>
          </table:table-cell>
          <table:table-cell office:value-type="string" office:value="VH-UYH">
            <text:p>VH-UYH</text:p>
          </table:table-cell>
          <table:table-cell office:value-type="float" office:value="57.0">
            <text:p>57.0</text:p>
          </table:table-cell>
          <table:table-cell office:value-type="float" office:value="113.0">
            <text:p>113.0</text:p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uh1">
            <text:p>uh1</text:p>
          </table:table-cell>
          <table:table-cell office:value-type="string" office:value="uh1">
            <text:p>uh1</text:p>
          </table:table-cell>
          <table:table-cell office:value-type="string" office:value="N617WC">
            <text:p>N617WC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w3">
            <text:p>w3</text:p>
          </table:table-cell>
          <table:table-cell office:value-type="string" office:value="EHS">
            <text:p>EHS</text:p>
          </table:table-cell>
          <table:table-cell office:value-type="string" office:value="0718">
            <text:p>0718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w3">
            <text:p>w3</text:p>
          </table:table-cell>
          <table:table-cell office:value-type="string" office:value="Rare">
            <text:p>Rare</text:p>
          </table:table-cell>
          <table:table-cell office:value-type="string" office:value="SN-33XG">
            <text:p>SN-33XG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Y">
            <text:p>Y</text:p>
          </table:table-cell>
        </table:table-row>
        <table:table-row>
          <table:table-cell office:value-type="string" office:value="w3">
            <text:p>w3</text:p>
          </table:table-cell>
          <table:table-cell office:value-type="string" office:value="Saving">
            <text:p>Saving</text:p>
          </table:table-cell>
          <table:table-cell office:value-type="string" office:value="EC-MJH">
            <text:p>EC-MJH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N">
            <text:p>N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